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„Neon Genesis Evangelion”</text:p>
      <text:p text:style-name="P1"/>
      <text:p text:style-name="P1">Ponieważ najwyraźniej stare, dobre „Equestria Times” ewoluuje w „Anime Times”, pozwoliłem sobie napisać recenzję kolejnego serialu animowanego prosto z Kraju Kwitnącej Wiśni. Tym razem mamy do czynienia z produktem wyśmienitym i nieomal wręcz kultowym, chociaż dość starym.</text:p>
      <text:p text:style-name="P1"/>
      <text:p text:style-name="P1">Jest rok 2015. Na całym świecie wciąż widoczne są ślady Drugiego Uderzenia – katastrofy, do której doszło pod koniec XX wieku na Antarktydzie. W jej wyniku zginęły miliony ludzi, a poziom oceanu znacznie się podniósł, zatapiając znaczne połacie lądu. Jakby tego było mało, ludzkość musi się mierzyć z tajemniczymi Aniołami – potężnymi potworami, które z uporem godnym lepszej sprawy atakują Tokio-3 i mieszczącą się tam kwaterę organizacji NERV. Walczyć z nimi mogą jedynie równie ogromne mechy, określane jako EVA. Problem polega na tym, że pilotować je mogą jedynie wybrane nastolatki. Jednym z takich pilotów jest Shinji Ikari – główny bohater całej serii.</text:p>
      <text:p text:style-name="P1"/>
      <text:p text:style-name="P1">Brzmi jak fabuła typowego anime z gatunku mecha, w którym protagonista pokonuje kolejnych wrogów, w tak zwanym międzyczasie budując swój mały haremik? Brzmi i z początku wszystko wskazuje na to, że tym właśnie „Evangelion” jest. Jednakże szybko okazuje się, że odpowiedzialny za tę produkcję Hideaki Anno zadbał o to, by było inaczej. Fabuła jest zakręcona niczym rogi muflona, zawiera niejeden zwrot akcji i pełna jest tajemnic. Jaki jest cel Aniołów? Co planuje zagadkowa organizacja SEELE i ojciec głównego bohatera? Jaki sekret skrywa Rei Ayanami, milcząca pilotka prototypowej Evy? Jakby tego było mało, okazuje się, że każda z postaci ma jakieś problemy z psychiką i własną przeszłością, i to tak poważne, że nie pomogłaby im cała armia psychologów i psychiatrów z samym Freudem na czele. Efektowne walki schodzą na dalszy plan, zaś anime zaczyna bardziej koncentrować się na przeżyciach bohaterów i ich problemach. Generalnie więc zarówno postaci, jak i fabuła są mocnymi stronami tego serialu.</text:p>
      <text:p text:style-name="P1"/>
      <text:p text:style-name="P1">Od strony technicznej nie można „Evangelionowi” nic zarzucić. Wprawdzie anime powstało w latach 1995-96, więc jest niejako z zeszłej epoki, jednak charakterystyczna kreska sprawdza się idealnie. Na uwagę zasługuje zwłaszcza projekt Aniołów i Ev – te drugie poruszają się zaskakująco szybko i zwinnie jak na swoje rozmiary, zaś te pierwsze nieraz przybierają nietypowe kształty, różnią się też metodami walki. Zaczynamy więc od typowego klona Godzilli, a kończymy na mentalnych gwałtach i… a to już zobaczycie sami, gdyż nie chcę zdradzać fabuły.</text:p>
      <text:p text:style-name="P1"/>
      <text:p text:style-name="P1">Ścieżka dźwiękowa? Śmiem twierdzić, że bije na głowę OST z recenzowanego w tym numerze „Girls und Panzer” – mówię tu oczywiście o utworach autorskich, bo z klasykami pokroju „Katiuszy” konkurować ciężko. Tak się jednak składa, że opening „Neon Genesis” nawiązuje z wariacjami na temat marszów wojskowych równą walkę. „Cruel Angel’s Thesis” z łatwością wpada w ucho, trudno o nim zapomnieć i słucha się go z przyjemnością. Pozostałe kawałki idealnie wpasowują się w akcję i pozwalają lepiej poczuć klimat opowieści, zaś piosenka przygrywająca podczas finałowych scen „The End of Evangelion” – filmu będącego faktycznym zakończeniem serii – to perełka sama w sobie.</text:p>
      <text:p text:style-name="P1"/>
      <text:p text:style-name="P1"/>
      <text:p text:style-name="P1"><text:soft-page-break/>Anime ma jedną zasadniczą wadę – zakończenie, które jest tak nietypowe, że na jego cześć nazwano motyw na TVTropes. W pewnym momencie twórcom serialu skończyły się fundusze, więc ostatnie odcinki drastycznie różnią się od pozostałych – są pozbawione akcji, bardziej statyczne i skupione wyłącznie na psychologii, w dodatku finał nie zamyka wielu wątków. Dla mnie nie była to wada – zmiana wywołała raczej spore zaskoczenie, gdyż spodziewałem się czegoś innego, jednak koniec serii nie każdemu musi się spodobać. Na pocieszenie powiem jednak, że twórcy postanowili pójść za ciosem i w 1997 wypuścili film będący faktycznym zakończeniem „Neon Genesis” – wspomnianego już „The End of Evangelion”. Tam postarali się, by zamknąć wszystkie wątki, przy okazji zapewniając rozrywkę zarówno fanom akcji, jak i tym, którzy docenili obecną w anime symbolikę i psychologię… i który też może nie spodobać się niektórym widzom, chociaż stanowczo zachęcam do samodzielnego sprawdzenia, o co tam chodzi.</text:p>
      <text:p text:style-name="P1"/>
      <text:p text:style-name="P1">No i jakby komuś nie spodobały się dwie wersje zakończenia, twórcy przygotowali serię filmów z alternatywnym przebiegiem wydarzeń, zatytułowanych „Rebuild of Evangelion”. Są one ciekawe i przyjemne w odbiorze, zaś zmiany w historii są logiczne i nie tworzą dziur fabularnych. Niestety, premiera czwartej i ostatniej części serii została niedawno przesunięta na czas nieokreślony.</text:p>
      <text:p text:style-name="P1"/>
      <text:p text:style-name="P1">Reasumując – „Neon Genesis Evangelion”, chociaż na pierwszy rzut oka wydaje się kolejnym anime o mechach, jakie robi się w fabryce według jednego wzoru, szybko okazuje się dziełem wybitnym, które mogę z całego serca polecić każdemu. Nie biorę tylko odpowiedzialności za gorzkie żale tych czytelników, którym nie spodoba się zakończenie, ani za ewentualne koszmary wywołane tymże finałem całej opowieści!</text:p>
      <text:p text:style-name="P1"/>
      <text:p text:style-name="P1"/>
      <text:p text:style-name="P1"/>
      <text:p text:style-name="P1">Arty:</text:p>
      <text:p text:style-name="P1"><text:a xlink:type="simple" xlink:href="http://hastur2.tanuki.pl/anime/screens/23338.jpeg" text:style-name="Internet_20_link" text:visited-style-name="Visited_20_Internet_20_Link">http</text:a><text:a xlink:type="simple" xlink:href="http://hastur2.tanuki.pl/anime/screens/23338.jpeg" text:style-name="Internet_20_link" text:visited-style-name="Visited_20_Internet_20_Link">://</text:a><text:a xlink:type="simple" xlink:href="http://hastur2.tanuki.pl/anime/screens/23338.jpeg" text:style-name="Internet_20_link" text:visited-style-name="Visited_20_Internet_20_Link">hastur</text:a><text:a xlink:type="simple" xlink:href="http://hastur2.tanuki.pl/anime/screens/23338.jpeg" text:style-name="Internet_20_link" text:visited-style-name="Visited_20_Internet_20_Link">2.</text:a><text:a xlink:type="simple" xlink:href="http://hastur2.tanuki.pl/anime/screens/23338.jpeg" text:style-name="Internet_20_link" text:visited-style-name="Visited_20_Internet_20_Link">tanuki</text:a><text:a xlink:type="simple" xlink:href="http://hastur2.tanuki.pl/anime/screens/23338.jpeg" text:style-name="Internet_20_link" text:visited-style-name="Visited_20_Internet_20_Link">.</text:a><text:a xlink:type="simple" xlink:href="http://hastur2.tanuki.pl/anime/screens/23338.jpeg" text:style-name="Internet_20_link" text:visited-style-name="Visited_20_Internet_20_Link">pl</text:a><text:a xlink:type="simple" xlink:href="http://hastur2.tanuki.pl/anime/screens/23338.jpeg" text:style-name="Internet_20_link" text:visited-style-name="Visited_20_Internet_20_Link">/</text:a><text:a xlink:type="simple" xlink:href="http://hastur2.tanuki.pl/anime/screens/23338.jpeg" text:style-name="Internet_20_link" text:visited-style-name="Visited_20_Internet_20_Link">anime</text:a><text:a xlink:type="simple" xlink:href="http://hastur2.tanuki.pl/anime/screens/23338.jpeg" text:style-name="Internet_20_link" text:visited-style-name="Visited_20_Internet_20_Link">/</text:a><text:a xlink:type="simple" xlink:href="http://hastur2.tanuki.pl/anime/screens/23338.jpeg" text:style-name="Internet_20_link" text:visited-style-name="Visited_20_Internet_20_Link">screens</text:a><text:a xlink:type="simple" xlink:href="http://hastur2.tanuki.pl/anime/screens/23338.jpeg" text:style-name="Internet_20_link" text:visited-style-name="Visited_20_Internet_20_Link">/23338.</text:a><text:a xlink:type="simple" xlink:href="http://hastur2.tanuki.pl/anime/screens/23338.jpeg" text:style-name="Internet_20_link" text:visited-style-name="Visited_20_Internet_20_Link">jpeg</text:a></text:p>
      <text:p text:style-name="P1">Źródło: <text:a xlink:type="simple" xlink:href="http://anime.tanuki.pl/strony/anime/12/zrzutki" text:style-name="Internet_20_link" text:visited-style-name="Visited_20_Internet_20_Link">http</text:a><text:a xlink:type="simple" xlink:href="http://anime.tanuki.pl/strony/anime/12/zrzutki" text:style-name="Internet_20_link" text:visited-style-name="Visited_20_Internet_20_Link">://</text:a><text:a xlink:type="simple" xlink:href="http://anime.tanuki.pl/strony/anime/12/zrzutki" text:style-name="Internet_20_link" text:visited-style-name="Visited_20_Internet_20_Link">anime</text:a><text:a xlink:type="simple" xlink:href="http://anime.tanuki.pl/strony/anime/12/zrzutki" text:style-name="Internet_20_link" text:visited-style-name="Visited_20_Internet_20_Link">.</text:a><text:a xlink:type="simple" xlink:href="http://anime.tanuki.pl/strony/anime/12/zrzutki" text:style-name="Internet_20_link" text:visited-style-name="Visited_20_Internet_20_Link">tanuki</text:a><text:a xlink:type="simple" xlink:href="http://anime.tanuki.pl/strony/anime/12/zrzutki" text:style-name="Internet_20_link" text:visited-style-name="Visited_20_Internet_20_Link">.</text:a><text:a xlink:type="simple" xlink:href="http://anime.tanuki.pl/strony/anime/12/zrzutki" text:style-name="Internet_20_link" text:visited-style-name="Visited_20_Internet_20_Link">pl</text:a><text:a xlink:type="simple" xlink:href="http://anime.tanuki.pl/strony/anime/12/zrzutki" text:style-name="Internet_20_link" text:visited-style-name="Visited_20_Internet_20_Link">/</text:a><text:a xlink:type="simple" xlink:href="http://anime.tanuki.pl/strony/anime/12/zrzutki" text:style-name="Internet_20_link" text:visited-style-name="Visited_20_Internet_20_Link">strony</text:a><text:a xlink:type="simple" xlink:href="http://anime.tanuki.pl/strony/anime/12/zrzutki" text:style-name="Internet_20_link" text:visited-style-name="Visited_20_Internet_20_Link">/</text:a><text:a xlink:type="simple" xlink:href="http://anime.tanuki.pl/strony/anime/12/zrzutki" text:style-name="Internet_20_link" text:visited-style-name="Visited_20_Internet_20_Link">anime</text:a><text:a xlink:type="simple" xlink:href="http://anime.tanuki.pl/strony/anime/12/zrzutki" text:style-name="Internet_20_link" text:visited-style-name="Visited_20_Internet_20_Link">/12/</text:a><text:a xlink:type="simple" xlink:href="http://anime.tanuki.pl/strony/anime/12/zrzutki" text:style-name="Internet_20_link" text:visited-style-name="Visited_20_Internet_20_Link">zrzutki</text:a></text:p>
      <text:p text:style-name="P1"/>
      <text:p text:style-name="P1"><text:a xlink:type="simple" xlink:href="http://www.walleo.co/wp-content/uploads/2016/01/Neon-Genesis-Evangelion-Stunning-Pictures-Pt21.jpg" text:style-name="Internet_20_link" text:visited-style-name="Visited_20_Internet_20_Link">http</text:a><text:a xlink:type="simple" xlink:href="http://www.walleo.co/wp-content/uploads/2016/01/Neon-Genesis-Evangelion-Stunning-Pictures-Pt21.jpg" text:style-name="Internet_20_link" text:visited-style-name="Visited_20_Internet_20_Link">://</text:a><text:a xlink:type="simple" xlink:href="http://www.walleo.co/wp-content/uploads/2016/01/Neon-Genesis-Evangelion-Stunning-Pictures-Pt21.jpg" text:style-name="Internet_20_link" text:visited-style-name="Visited_20_Internet_20_Link">www</text:a><text:a xlink:type="simple" xlink:href="http://www.walleo.co/wp-content/uploads/2016/01/Neon-Genesis-Evangelion-Stunning-Pictures-Pt21.jpg" text:style-name="Internet_20_link" text:visited-style-name="Visited_20_Internet_20_Link">.</text:a><text:a xlink:type="simple" xlink:href="http://www.walleo.co/wp-content/uploads/2016/01/Neon-Genesis-Evangelion-Stunning-Pictures-Pt21.jpg" text:style-name="Internet_20_link" text:visited-style-name="Visited_20_Internet_20_Link">walleo</text:a><text:a xlink:type="simple" xlink:href="http://www.walleo.co/wp-content/uploads/2016/01/Neon-Genesis-Evangelion-Stunning-Pictures-Pt21.jpg" text:style-name="Internet_20_link" text:visited-style-name="Visited_20_Internet_20_Link">.</text:a><text:a xlink:type="simple" xlink:href="http://www.walleo.co/wp-content/uploads/2016/01/Neon-Genesis-Evangelion-Stunning-Pictures-Pt21.jpg" text:style-name="Internet_20_link" text:visited-style-name="Visited_20_Internet_20_Link">co</text:a><text:a xlink:type="simple" xlink:href="http://www.walleo.co/wp-content/uploads/2016/01/Neon-Genesis-Evangelion-Stunning-Pictures-Pt21.jpg" text:style-name="Internet_20_link" text:visited-style-name="Visited_20_Internet_20_Link">/</text:a><text:a xlink:type="simple" xlink:href="http://www.walleo.co/wp-content/uploads/2016/01/Neon-Genesis-Evangelion-Stunning-Pictures-Pt21.jpg" text:style-name="Internet_20_link" text:visited-style-name="Visited_20_Internet_20_Link">wp</text:a><text:a xlink:type="simple" xlink:href="http://www.walleo.co/wp-content/uploads/2016/01/Neon-Genesis-Evangelion-Stunning-Pictures-Pt21.jpg" text:style-name="Internet_20_link" text:visited-style-name="Visited_20_Internet_20_Link">-</text:a><text:a xlink:type="simple" xlink:href="http://www.walleo.co/wp-content/uploads/2016/01/Neon-Genesis-Evangelion-Stunning-Pictures-Pt21.jpg" text:style-name="Internet_20_link" text:visited-style-name="Visited_20_Internet_20_Link">content</text:a><text:a xlink:type="simple" xlink:href="http://www.walleo.co/wp-content/uploads/2016/01/Neon-Genesis-Evangelion-Stunning-Pictures-Pt21.jpg" text:style-name="Internet_20_link" text:visited-style-name="Visited_20_Internet_20_Link">/</text:a><text:a xlink:type="simple" xlink:href="http://www.walleo.co/wp-content/uploads/2016/01/Neon-Genesis-Evangelion-Stunning-Pictures-Pt21.jpg" text:style-name="Internet_20_link" text:visited-style-name="Visited_20_Internet_20_Link">uploads</text:a><text:a xlink:type="simple" xlink:href="http://www.walleo.co/wp-content/uploads/2016/01/Neon-Genesis-Evangelion-Stunning-Pictures-Pt21.jpg" text:style-name="Internet_20_link" text:visited-style-name="Visited_20_Internet_20_Link">/2016/01/</text:a><text:a xlink:type="simple" xlink:href="http://www.walleo.co/wp-content/uploads/2016/01/Neon-Genesis-Evangelion-Stunning-Pictures-Pt21.jpg" text:style-name="Internet_20_link" text:visited-style-name="Visited_20_Internet_20_Link">Neon</text:a><text:a xlink:type="simple" xlink:href="http://www.walleo.co/wp-content/uploads/2016/01/Neon-Genesis-Evangelion-Stunning-Pictures-Pt21.jpg" text:style-name="Internet_20_link" text:visited-style-name="Visited_20_Internet_20_Link">-</text:a><text:a xlink:type="simple" xlink:href="http://www.walleo.co/wp-content/uploads/2016/01/Neon-Genesis-Evangelion-Stunning-Pictures-Pt21.jpg" text:style-name="Internet_20_link" text:visited-style-name="Visited_20_Internet_20_Link">Genesis</text:a><text:a xlink:type="simple" xlink:href="http://www.walleo.co/wp-content/uploads/2016/01/Neon-Genesis-Evangelion-Stunning-Pictures-Pt21.jpg" text:style-name="Internet_20_link" text:visited-style-name="Visited_20_Internet_20_Link">-</text:a><text:a xlink:type="simple" xlink:href="http://www.walleo.co/wp-content/uploads/2016/01/Neon-Genesis-Evangelion-Stunning-Pictures-Pt21.jpg" text:style-name="Internet_20_link" text:visited-style-name="Visited_20_Internet_20_Link">Evangelion</text:a><text:a xlink:type="simple" xlink:href="http://www.walleo.co/wp-content/uploads/2016/01/Neon-Genesis-Evangelion-Stunning-Pictures-Pt21.jpg" text:style-name="Internet_20_link" text:visited-style-name="Visited_20_Internet_20_Link">-</text:a><text:a xlink:type="simple" xlink:href="http://www.walleo.co/wp-content/uploads/2016/01/Neon-Genesis-Evangelion-Stunning-Pictures-Pt21.jpg" text:style-name="Internet_20_link" text:visited-style-name="Visited_20_Internet_20_Link">Stunning</text:a><text:a xlink:type="simple" xlink:href="http://www.walleo.co/wp-content/uploads/2016/01/Neon-Genesis-Evangelion-Stunning-Pictures-Pt21.jpg" text:style-name="Internet_20_link" text:visited-style-name="Visited_20_Internet_20_Link">-</text:a><text:a xlink:type="simple" xlink:href="http://www.walleo.co/wp-content/uploads/2016/01/Neon-Genesis-Evangelion-Stunning-Pictures-Pt21.jpg" text:style-name="Internet_20_link" text:visited-style-name="Visited_20_Internet_20_Link">Pictures</text:a><text:a xlink:type="simple" xlink:href="http://www.walleo.co/wp-content/uploads/2016/01/Neon-Genesis-Evangelion-Stunning-Pictures-Pt21.jpg" text:style-name="Internet_20_link" text:visited-style-name="Visited_20_Internet_20_Link">-</text:a><text:a xlink:type="simple" xlink:href="http://www.walleo.co/wp-content/uploads/2016/01/Neon-Genesis-Evangelion-Stunning-Pictures-Pt21.jpg" text:style-name="Internet_20_link" text:visited-style-name="Visited_20_Internet_20_Link">Pt</text:a><text:a xlink:type="simple" xlink:href="http://www.walleo.co/wp-content/uploads/2016/01/Neon-Genesis-Evangelion-Stunning-Pictures-Pt21.jpg" text:style-name="Internet_20_link" text:visited-style-name="Visited_20_Internet_20_Link">21.</text:a><text:a xlink:type="simple" xlink:href="http://www.walleo.co/wp-content/uploads/2016/01/Neon-Genesis-Evangelion-Stunning-Pictures-Pt21.jpg" text:style-name="Internet_20_link" text:visited-style-name="Visited_20_Internet_20_Link">jpg</text:a></text:p>
      <text:p text:style-name="P1">Źródło: <text:a xlink:type="simple" xlink:href="http://www.walleo.co/neon-genesis-evangelion-stunning-pictures-pt21.html" text:style-name="Internet_20_link" text:visited-style-name="Visited_20_Internet_20_Link">http</text:a><text:a xlink:type="simple" xlink:href="http://www.walleo.co/neon-genesis-evangelion-stunning-pictures-pt21.html" text:style-name="Internet_20_link" text:visited-style-name="Visited_20_Internet_20_Link">://</text:a><text:a xlink:type="simple" xlink:href="http://www.walleo.co/neon-genesis-evangelion-stunning-pictures-pt21.html" text:style-name="Internet_20_link" text:visited-style-name="Visited_20_Internet_20_Link">www</text:a><text:a xlink:type="simple" xlink:href="http://www.walleo.co/neon-genesis-evangelion-stunning-pictures-pt21.html" text:style-name="Internet_20_link" text:visited-style-name="Visited_20_Internet_20_Link">.</text:a><text:a xlink:type="simple" xlink:href="http://www.walleo.co/neon-genesis-evangelion-stunning-pictures-pt21.html" text:style-name="Internet_20_link" text:visited-style-name="Visited_20_Internet_20_Link">walleo</text:a><text:a xlink:type="simple" xlink:href="http://www.walleo.co/neon-genesis-evangelion-stunning-pictures-pt21.html" text:style-name="Internet_20_link" text:visited-style-name="Visited_20_Internet_20_Link">.</text:a><text:a xlink:type="simple" xlink:href="http://www.walleo.co/neon-genesis-evangelion-stunning-pictures-pt21.html" text:style-name="Internet_20_link" text:visited-style-name="Visited_20_Internet_20_Link">co</text:a><text:a xlink:type="simple" xlink:href="http://www.walleo.co/neon-genesis-evangelion-stunning-pictures-pt21.html" text:style-name="Internet_20_link" text:visited-style-name="Visited_20_Internet_20_Link">/</text:a><text:a xlink:type="simple" xlink:href="http://www.walleo.co/neon-genesis-evangelion-stunning-pictures-pt21.html" text:style-name="Internet_20_link" text:visited-style-name="Visited_20_Internet_20_Link">neon</text:a><text:a xlink:type="simple" xlink:href="http://www.walleo.co/neon-genesis-evangelion-stunning-pictures-pt21.html" text:style-name="Internet_20_link" text:visited-style-name="Visited_20_Internet_20_Link">-</text:a><text:a xlink:type="simple" xlink:href="http://www.walleo.co/neon-genesis-evangelion-stunning-pictures-pt21.html" text:style-name="Internet_20_link" text:visited-style-name="Visited_20_Internet_20_Link">genesis</text:a><text:a xlink:type="simple" xlink:href="http://www.walleo.co/neon-genesis-evangelion-stunning-pictures-pt21.html" text:style-name="Internet_20_link" text:visited-style-name="Visited_20_Internet_20_Link">-</text:a><text:a xlink:type="simple" xlink:href="http://www.walleo.co/neon-genesis-evangelion-stunning-pictures-pt21.html" text:style-name="Internet_20_link" text:visited-style-name="Visited_20_Internet_20_Link">evangelion</text:a><text:a xlink:type="simple" xlink:href="http://www.walleo.co/neon-genesis-evangelion-stunning-pictures-pt21.html" text:style-name="Internet_20_link" text:visited-style-name="Visited_20_Internet_20_Link">-</text:a><text:a xlink:type="simple" xlink:href="http://www.walleo.co/neon-genesis-evangelion-stunning-pictures-pt21.html" text:style-name="Internet_20_link" text:visited-style-name="Visited_20_Internet_20_Link">stunning</text:a><text:a xlink:type="simple" xlink:href="http://www.walleo.co/neon-genesis-evangelion-stunning-pictures-pt21.html" text:style-name="Internet_20_link" text:visited-style-name="Visited_20_Internet_20_Link">-</text:a><text:a xlink:type="simple" xlink:href="http://www.walleo.co/neon-genesis-evangelion-stunning-pictures-pt21.html" text:style-name="Internet_20_link" text:visited-style-name="Visited_20_Internet_20_Link">pictures</text:a><text:a xlink:type="simple" xlink:href="http://www.walleo.co/neon-genesis-evangelion-stunning-pictures-pt21.html" text:style-name="Internet_20_link" text:visited-style-name="Visited_20_Internet_20_Link">-</text:a><text:a xlink:type="simple" xlink:href="http://www.walleo.co/neon-genesis-evangelion-stunning-pictures-pt21.html" text:style-name="Internet_20_link" text:visited-style-name="Visited_20_Internet_20_Link">pt</text:a><text:a xlink:type="simple" xlink:href="http://www.walleo.co/neon-genesis-evangelion-stunning-pictures-pt21.html" text:style-name="Internet_20_link" text:visited-style-name="Visited_20_Internet_20_Link">21.</text:a><text:a xlink:type="simple" xlink:href="http://www.walleo.co/neon-genesis-evangelion-stunning-pictures-pt21.html" text:style-name="Internet_20_link" text:visited-style-name="Visited_20_Internet_20_Link">html</text:a></text:p>
      <text:p text:style-name="P1"/>
      <text:p text:style-name="P1"><text:a xlink:type="simple" xlink:href="https://derpicdn.net/img/view/2012/6/17/5458__safe_solo_oc_anthro_monochrome_clothes_oc+only_smiling_crossover_simple+background.jpeg" text:style-name="Internet_20_link" text:visited-style-name="Visited_20_Internet_20_Link">https</text:a><text:a xlink:type="simple" xlink:href="https://derpicdn.net/img/view/2012/6/17/5458__safe_solo_oc_anthro_monochrome_clothes_oc+only_smiling_crossover_simple+background.jpeg" text:style-name="Internet_20_link" text:visited-style-name="Visited_20_Internet_20_Link">://</text:a><text:a xlink:type="simple" xlink:href="https://derpicdn.net/img/view/2012/6/17/5458__safe_solo_oc_anthro_monochrome_clothes_oc+only_smiling_crossover_simple+background.jpeg" text:style-name="Internet_20_link" text:visited-style-name="Visited_20_Internet_20_Link">derpicdn</text:a><text:a xlink:type="simple" xlink:href="https://derpicdn.net/img/view/2012/6/17/5458__safe_solo_oc_anthro_monochrome_clothes_oc+only_smiling_crossover_simple+background.jpeg" text:style-name="Internet_20_link" text:visited-style-name="Visited_20_Internet_20_Link">.</text:a><text:a xlink:type="simple" xlink:href="https://derpicdn.net/img/view/2012/6/17/5458__safe_solo_oc_anthro_monochrome_clothes_oc+only_smiling_crossover_simple+background.jpeg" text:style-name="Internet_20_link" text:visited-style-name="Visited_20_Internet_20_Link">net</text:a><text:a xlink:type="simple" xlink:href="https://derpicdn.net/img/view/2012/6/17/5458__safe_solo_oc_anthro_monochrome_clothes_oc+only_smiling_crossover_simple+background.jpeg" text:style-name="Internet_20_link" text:visited-style-name="Visited_20_Internet_20_Link">/</text:a><text:a xlink:type="simple" xlink:href="https://derpicdn.net/img/view/2012/6/17/5458__safe_solo_oc_anthro_monochrome_clothes_oc+only_smiling_crossover_simple+background.jpeg" text:style-name="Internet_20_link" text:visited-style-name="Visited_20_Internet_20_Link">img</text:a><text:a xlink:type="simple" xlink:href="https://derpicdn.net/img/view/2012/6/17/5458__safe_solo_oc_anthro_monochrome_clothes_oc+only_smiling_crossover_simple+background.jpeg" text:style-name="Internet_20_link" text:visited-style-name="Visited_20_Internet_20_Link">/</text:a><text:a xlink:type="simple" xlink:href="https://derpicdn.net/img/view/2012/6/17/5458__safe_solo_oc_anthro_monochrome_clothes_oc+only_smiling_crossover_simple+background.jpeg" text:style-name="Internet_20_link" text:visited-style-name="Visited_20_Internet_20_Link">view</text:a><text:a xlink:type="simple" xlink:href="https://derpicdn.net/img/view/2012/6/17/5458__safe_solo_oc_anthro_monochrome_clothes_oc+only_smiling_crossover_simple+background.jpeg" text:style-name="Internet_20_link" text:visited-style-name="Visited_20_Internet_20_Link">/2012/6/17/5458__</text:a><text:a xlink:type="simple" xlink:href="https://derpicdn.net/img/view/2012/6/17/5458__safe_solo_oc_anthro_monochrome_clothes_oc+only_smiling_crossover_simple+background.jpeg" text:style-name="Internet_20_link" text:visited-style-name="Visited_20_Internet_20_Link">safe</text:a><text:a xlink:type="simple" xlink:href="https://derpicdn.net/img/view/2012/6/17/5458__safe_solo_oc_anthro_monochrome_clothes_oc+only_smiling_crossover_simple+background.jpeg" text:style-name="Internet_20_link" text:visited-style-name="Visited_20_Internet_20_Link">_</text:a><text:a xlink:type="simple" xlink:href="https://derpicdn.net/img/view/2012/6/17/5458__safe_solo_oc_anthro_monochrome_clothes_oc+only_smiling_crossover_simple+background.jpeg" text:style-name="Internet_20_link" text:visited-style-name="Visited_20_Internet_20_Link">solo</text:a><text:a xlink:type="simple" xlink:href="https://derpicdn.net/img/view/2012/6/17/5458__safe_solo_oc_anthro_monochrome_clothes_oc+only_smiling_crossover_simple+background.jpeg" text:style-name="Internet_20_link" text:visited-style-name="Visited_20_Internet_20_Link">_</text:a><text:a xlink:type="simple" xlink:href="https://derpicdn.net/img/view/2012/6/17/5458__safe_solo_oc_anthro_monochrome_clothes_oc+only_smiling_crossover_simple+background.jpeg" text:style-name="Internet_20_link" text:visited-style-name="Visited_20_Internet_20_Link">oc</text:a><text:a xlink:type="simple" xlink:href="https://derpicdn.net/img/view/2012/6/17/5458__safe_solo_oc_anthro_monochrome_clothes_oc+only_smiling_crossover_simple+background.jpeg" text:style-name="Internet_20_link" text:visited-style-name="Visited_20_Internet_20_Link">_</text:a><text:a xlink:type="simple" xlink:href="https://derpicdn.net/img/view/2012/6/17/5458__safe_solo_oc_anthro_monochrome_clothes_oc+only_smiling_crossover_simple+background.jpeg" text:style-name="Internet_20_link" text:visited-style-name="Visited_20_Internet_20_Link">anthro</text:a><text:a xlink:type="simple" xlink:href="https://derpicdn.net/img/view/2012/6/17/5458__safe_solo_oc_anthro_monochrome_clothes_oc+only_smiling_crossover_simple+background.jpeg" text:style-name="Internet_20_link" text:visited-style-name="Visited_20_Internet_20_Link">_</text:a><text:a xlink:type="simple" xlink:href="https://derpicdn.net/img/view/2012/6/17/5458__safe_solo_oc_anthro_monochrome_clothes_oc+only_smiling_crossover_simple+background.jpeg" text:style-name="Internet_20_link" text:visited-style-name="Visited_20_Internet_20_Link">monochrome</text:a><text:a xlink:type="simple" xlink:href="https://derpicdn.net/img/view/2012/6/17/5458__safe_solo_oc_anthro_monochrome_clothes_oc+only_smiling_crossover_simple+background.jpeg" text:style-name="Internet_20_link" text:visited-style-name="Visited_20_Internet_20_Link">_</text:a><text:a xlink:type="simple" xlink:href="https://derpicdn.net/img/view/2012/6/17/5458__safe_solo_oc_anthro_monochrome_clothes_oc+only_smiling_crossover_simple+background.jpeg" text:style-name="Internet_20_link" text:visited-style-name="Visited_20_Internet_20_Link">clothes</text:a><text:a xlink:type="simple" xlink:href="https://derpicdn.net/img/view/2012/6/17/5458__safe_solo_oc_anthro_monochrome_clothes_oc+only_smiling_crossover_simple+background.jpeg" text:style-name="Internet_20_link" text:visited-style-name="Visited_20_Internet_20_Link">_</text:a><text:a xlink:type="simple" xlink:href="https://derpicdn.net/img/view/2012/6/17/5458__safe_solo_oc_anthro_monochrome_clothes_oc+only_smiling_crossover_simple+background.jpeg" text:style-name="Internet_20_link" text:visited-style-name="Visited_20_Internet_20_Link">oc</text:a><text:a xlink:type="simple" xlink:href="https://derpicdn.net/img/view/2012/6/17/5458__safe_solo_oc_anthro_monochrome_clothes_oc+only_smiling_crossover_simple+background.jpeg" text:style-name="Internet_20_link" text:visited-style-name="Visited_20_Internet_20_Link">+</text:a><text:a xlink:type="simple" xlink:href="https://derpicdn.net/img/view/2012/6/17/5458__safe_solo_oc_anthro_monochrome_clothes_oc+only_smiling_crossover_simple+background.jpeg" text:style-name="Internet_20_link" text:visited-style-name="Visited_20_Internet_20_Link">only</text:a><text:a xlink:type="simple" xlink:href="https://derpicdn.net/img/view/2012/6/17/5458__safe_solo_oc_anthro_monochrome_clothes_oc+only_smiling_crossover_simple+background.jpeg" text:style-name="Internet_20_link" text:visited-style-name="Visited_20_Internet_20_Link">_</text:a><text:a xlink:type="simple" xlink:href="https://derpicdn.net/img/view/2012/6/17/5458__safe_solo_oc_anthro_monochrome_clothes_oc+only_smiling_crossover_simple+background.jpeg" text:style-name="Internet_20_link" text:visited-style-name="Visited_20_Internet_20_Link">smiling</text:a><text:a xlink:type="simple" xlink:href="https://derpicdn.net/img/view/2012/6/17/5458__safe_solo_oc_anthro_monochrome_clothes_oc+only_smiling_crossover_simple+background.jpeg" text:style-name="Internet_20_link" text:visited-style-name="Visited_20_Internet_20_Link">_</text:a><text:a xlink:type="simple" xlink:href="https://derpicdn.net/img/view/2012/6/17/5458__safe_solo_oc_anthro_monochrome_clothes_oc+only_smiling_crossover_simple+background.jpeg" text:style-name="Internet_20_link" text:visited-style-name="Visited_20_Internet_20_Link">crossover</text:a><text:a xlink:type="simple" xlink:href="https://derpicdn.net/img/view/2012/6/17/5458__safe_solo_oc_anthro_monochrome_clothes_oc+only_smiling_crossover_simple+background.jpeg" text:style-name="Internet_20_link" text:visited-style-name="Visited_20_Internet_20_Link">_</text:a><text:a xlink:type="simple" xlink:href="https://derpicdn.net/img/view/2012/6/17/5458__safe_solo_oc_anthro_monochrome_clothes_oc+only_smiling_crossover_simple+background.jpeg" text:style-name="Internet_20_link" text:visited-style-name="Visited_20_Internet_20_Link">simple</text:a><text:a xlink:type="simple" xlink:href="https://derpicdn.net/img/view/2012/6/17/5458__safe_solo_oc_anthro_monochrome_clothes_oc+only_smiling_crossover_simple+background.jpeg" text:style-name="Internet_20_link" text:visited-style-name="Visited_20_Internet_20_Link">+</text:a><text:a xlink:type="simple" xlink:href="https://derpicdn.net/img/view/2012/6/17/5458__safe_solo_oc_anthro_monochrome_clothes_oc+only_smiling_crossover_simple+background.jpeg" text:style-name="Internet_20_link" text:visited-style-name="Visited_20_Internet_20_Link">background</text:a><text:a xlink:type="simple" xlink:href="https://derpicdn.net/img/view/2012/6/17/5458__safe_solo_oc_anthro_monochrome_clothes_oc+only_smiling_crossover_simple+background.jpeg" text:style-name="Internet_20_link" text:visited-style-name="Visited_20_Internet_20_Link">.</text:a><text:a xlink:type="simple" xlink:href="https://derpicdn.net/img/view/2012/6/17/5458__safe_solo_oc_anthro_monochrome_clothes_oc+only_smiling_crossover_simple+background.jpeg" text:style-name="Internet_20_link" text:visited-style-name="Visited_20_Internet_20_Link">jpeg</text:a></text:p>
      <text:p text:style-name="P1">Źródło: <text:a xlink:type="simple" xlink:href="https://derpiboo.ru/5458?scope=scpea4cad0d39ae97b0e9a232f416af97c789507a065" text:style-name="Internet_20_link" text:visited-style-name="Visited_20_Internet_20_Link">https</text:a><text:a xlink:type="simple" xlink:href="https://derpiboo.ru/5458?scope=scpea4cad0d39ae97b0e9a232f416af97c789507a065" text:style-name="Internet_20_link" text:visited-style-name="Visited_20_Internet_20_Link">://</text:a><text:a xlink:type="simple" xlink:href="https://derpiboo.ru/5458?scope=scpea4cad0d39ae97b0e9a232f416af97c789507a065" text:style-name="Internet_20_link" text:visited-style-name="Visited_20_Internet_20_Link">derpiboo</text:a><text:a xlink:type="simple" xlink:href="https://derpiboo.ru/5458?scope=scpea4cad0d39ae97b0e9a232f416af97c789507a065" text:style-name="Internet_20_link" text:visited-style-name="Visited_20_Internet_20_Link">.</text:a><text:a xlink:type="simple" xlink:href="https://derpiboo.ru/5458?scope=scpea4cad0d39ae97b0e9a232f416af97c789507a065" text:style-name="Internet_20_link" text:visited-style-name="Visited_20_Internet_20_Link">ru</text:a><text:a xlink:type="simple" xlink:href="https://derpiboo.ru/5458?scope=scpea4cad0d39ae97b0e9a232f416af97c789507a065" text:style-name="Internet_20_link" text:visited-style-name="Visited_20_Internet_20_Link">/5458?</text:a><text:a xlink:type="simple" xlink:href="https://derpiboo.ru/5458?scope=scpea4cad0d39ae97b0e9a232f416af97c789507a065" text:style-name="Internet_20_link" text:visited-style-name="Visited_20_Internet_20_Link">scope</text:a><text:a xlink:type="simple" xlink:href="https://derpiboo.ru/5458?scope=scpea4cad0d39ae97b0e9a232f416af97c789507a065" text:style-name="Internet_20_link" text:visited-style-name="Visited_20_Internet_20_Link">=</text:a><text:a xlink:type="simple" xlink:href="https://derpiboo.ru/5458?scope=scpea4cad0d39ae97b0e9a232f416af97c789507a065" text:style-name="Internet_20_link" text:visited-style-name="Visited_20_Internet_20_Link">scpea</text:a><text:a xlink:type="simple" xlink:href="https://derpiboo.ru/5458?scope=scpea4cad0d39ae97b0e9a232f416af97c789507a065" text:style-name="Internet_20_link" text:visited-style-name="Visited_20_Internet_20_Link">4</text:a><text:a xlink:type="simple" xlink:href="https://derpiboo.ru/5458?scope=scpea4cad0d39ae97b0e9a232f416af97c789507a065" text:style-name="Internet_20_link" text:visited-style-name="Visited_20_Internet_20_Link">cad</text:a><text:a xlink:type="simple" xlink:href="https://derpiboo.ru/5458?scope=scpea4cad0d39ae97b0e9a232f416af97c789507a065" text:style-name="Internet_20_link" text:visited-style-name="Visited_20_Internet_20_Link">0</text:a><text:a xlink:type="simple" xlink:href="https://derpiboo.ru/5458?scope=scpea4cad0d39ae97b0e9a232f416af97c789507a065" text:style-name="Internet_20_link" text:visited-style-name="Visited_20_Internet_20_Link">d</text:a><text:a xlink:type="simple" xlink:href="https://derpiboo.ru/5458?scope=scpea4cad0d39ae97b0e9a232f416af97c789507a065" text:style-name="Internet_20_link" text:visited-style-name="Visited_20_Internet_20_Link">39</text:a><text:a xlink:type="simple" xlink:href="https://derpiboo.ru/5458?scope=scpea4cad0d39ae97b0e9a232f416af97c789507a065" text:style-name="Internet_20_link" text:visited-style-name="Visited_20_Internet_20_Link">ae</text:a><text:a xlink:type="simple" xlink:href="https://derpiboo.ru/5458?scope=scpea4cad0d39ae97b0e9a232f416af97c789507a065" text:style-name="Internet_20_link" text:visited-style-name="Visited_20_Internet_20_Link">97</text:a><text:a xlink:type="simple" xlink:href="https://derpiboo.ru/5458?scope=scpea4cad0d39ae97b0e9a232f416af97c789507a065" text:style-name="Internet_20_link" text:visited-style-name="Visited_20_Internet_20_Link">b</text:a><text:a xlink:type="simple" xlink:href="https://derpiboo.ru/5458?scope=scpea4cad0d39ae97b0e9a232f416af97c789507a065" text:style-name="Internet_20_link" text:visited-style-name="Visited_20_Internet_20_Link">0</text:a><text:a xlink:type="simple" xlink:href="https://derpiboo.ru/5458?scope=scpea4cad0d39ae97b0e9a232f416af97c789507a065" text:style-name="Internet_20_link" text:visited-style-name="Visited_20_Internet_20_Link">e</text:a><text:a xlink:type="simple" xlink:href="https://derpiboo.ru/5458?scope=scpea4cad0d39ae97b0e9a232f416af97c789507a065" text:style-name="Internet_20_link" text:visited-style-name="Visited_20_Internet_20_Link">9</text:a><text:a xlink:type="simple" xlink:href="https://derpiboo.ru/5458?scope=scpea4cad0d39ae97b0e9a232f416af97c789507a065" text:style-name="Internet_20_link" text:visited-style-name="Visited_20_Internet_20_Link">a</text:a><text:a xlink:type="simple" xlink:href="https://derpiboo.ru/5458?scope=scpea4cad0d39ae97b0e9a232f416af97c789507a065" text:style-name="Internet_20_link" text:visited-style-name="Visited_20_Internet_20_Link">232</text:a><text:a xlink:type="simple" xlink:href="https://derpiboo.ru/5458?scope=scpea4cad0d39ae97b0e9a232f416af97c789507a065" text:style-name="Internet_20_link" text:visited-style-name="Visited_20_Internet_20_Link">f</text:a><text:a xlink:type="simple" xlink:href="https://derpiboo.ru/5458?scope=scpea4cad0d39ae97b0e9a232f416af97c789507a065" text:style-name="Internet_20_link" text:visited-style-name="Visited_20_Internet_20_Link">416</text:a><text:a xlink:type="simple" xlink:href="https://derpiboo.ru/5458?scope=scpea4cad0d39ae97b0e9a232f416af97c789507a065" text:style-name="Internet_20_link" text:visited-style-name="Visited_20_Internet_20_Link">af</text:a><text:a xlink:type="simple" xlink:href="https://derpiboo.ru/5458?scope=scpea4cad0d39ae97b0e9a232f416af97c789507a065" text:style-name="Internet_20_link" text:visited-style-name="Visited_20_Internet_20_Link">97</text:a><text:a xlink:type="simple" xlink:href="https://derpiboo.ru/5458?scope=scpea4cad0d39ae97b0e9a232f416af97c789507a065" text:style-name="Internet_20_link" text:visited-style-name="Visited_20_Internet_20_Link">c</text:a><text:a xlink:type="simple" xlink:href="https://derpiboo.ru/5458?scope=scpea4cad0d39ae97b0e9a232f416af97c789507a065" text:style-name="Internet_20_link" text:visited-style-name="Visited_20_Internet_20_Link">789507</text:a><text:a xlink:type="simple" xlink:href="https://derpiboo.ru/5458?scope=scpea4cad0d39ae97b0e9a232f416af97c789507a065" text:style-name="Internet_20_link" text:visited-style-name="Visited_20_Internet_20_Link">a</text:a><text:a xlink:type="simple" xlink:href="https://derpiboo.ru/5458?scope=scpea4cad0d39ae97b0e9a232f416af97c789507a065" text:style-name="Internet_20_link" text:visited-style-name="Visited_20_Internet_20_Link">065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meta:initial-creator/>
    <meta:editing-cycles>2</meta:editing-cycles>
    <dc:date>2016-05-24T22:22:54.266000000</dc:date>
    <meta:editing-duration>PT26M24S</meta:editing-duration>
    <meta:document-statistic meta:table-count="0" meta:image-count="0" meta:object-count="0" meta:page-count="2" meta:paragraph-count="16" meta:word-count="737" meta:character-count="5437" meta:non-whitespace-character-count="4704"/>
  </office:meta>
</office:document-meta>
</file>